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2pt" style:font-size-asian="12pt" style:font-size-complex="12pt" fo:language="en" fo:country="US"/>
    </style:style>
    <style:style style:name="P2" style:parent-style-name="Normal" style:family="paragraph">
      <style:text-properties style:font-name="Arial" style:font-name-complex="Arial" fo:font-size="12pt" style:font-size-asian="12pt" style:font-size-complex="12pt" fo:language="en" fo:country="US"/>
    </style:style>
    <style:style style:name="P3" style:parent-style-name="Normal" style:family="paragraph">
      <style:text-properties style:font-name="Arial" style:font-name-complex="Arial" fo:font-size="12pt" style:font-size-asian="12pt" style:font-size-complex="12pt" fo:language="en" fo:country="US"/>
    </style:style>
    <style:style style:name="P4" style:parent-style-name="Normal" style:family="paragraph">
      <style:text-properties style:font-name="Arial" style:font-name-complex="Arial" fo:font-size="12pt" style:font-size-asian="12pt" style:font-size-complex="12pt" fo:language="en" fo:country="US"/>
    </style:style>
    <style:style style:name="P5"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6"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7" style:parent-style-name="Normal" style:family="paragraph">
      <style:text-properties style:font-name="Arial" style:font-name-complex="Arial" fo:font-size="12pt" style:font-size-asian="12pt" style:font-size-complex="12pt" fo:language="en" fo:country="US"/>
    </style:style>
    <style:style style:name="P8" style:parent-style-name="Normal" style:family="paragraph">
      <style:text-properties style:font-name="Arial" style:font-name-complex="Arial" fo:font-size="12pt" style:font-size-asian="12pt" style:font-size-complex="12pt" fo:language="en" fo:country="US"/>
    </style:style>
    <style:style style:name="P9" style:parent-style-name="Normal" style:family="paragraph">
      <style:text-properties style:font-name="Arial" style:font-name-complex="Arial" fo:font-size="12pt" style:font-size-asian="12pt" style:font-size-complex="12pt" fo:language="en" fo:country="US"/>
    </style:style>
    <style:style style:name="P10"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11"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12" style:parent-style-name="Normal" style:family="paragraph">
      <style:text-properties style:font-name="Arial" style:font-name-complex="Arial" fo:font-size="12pt" style:font-size-asian="12pt" style:font-size-complex="12pt" fo:language="en" fo:country="US"/>
    </style:style>
    <style:style style:name="P13" style:parent-style-name="Normal" style:family="paragraph">
      <style:text-properties style:font-name="Arial" style:font-name-complex="Arial" fo:font-size="12pt" style:font-size-asian="12pt" style:font-size-complex="12pt" fo:language="en" fo:country="US"/>
    </style:style>
    <style:style style:name="P14" style:parent-style-name="Normal" style:family="paragraph">
      <style:text-properties style:font-name="Arial" style:font-name-complex="Arial" fo:font-size="12pt" style:font-size-asian="12pt" style:font-size-complex="12pt" fo:language="en" fo:country="US"/>
    </style:style>
    <style:style style:name="P15" style:parent-style-name="Normal" style:family="paragraph">
      <style:text-properties style:font-name="Arial" style:font-name-complex="Arial" fo:font-size="12pt" style:font-size-asian="12pt" style:font-size-complex="12pt" fo:language="en" fo:country="US"/>
    </style:style>
  </office:automatic-styles>
  <office:body>
    <office:text text:use-soft-page-breaks="true">
      <text:p text:style-name="P1">Feedback<text:s/>on roll out of Libkey Nomad to all Trust computers</text:p>
      <text:p text:style-name="P2">In November 2021, I sent a request to my IT department to request that<text:s/>the<text:s/>Libkey Nomad<text:s/>extension be<text:s/>added to all Trust computers. I included explanations of what Nomad was and the briefing and group policies supplied by HEE.</text:p>
      <text:p text:style-name="P3">About a month later, IT informed me that the<text:s/>changes on Group Policy<text:s/>I<text:s/>requested for Libkey had<text:s/>been put into place and<text:s/>were<text:s/>now part of a system change one of the team<text:s/>was<text:s/>setting up for the new year.<text:s/>The IT professional had followed the GPO addition instructions for the extension to show on Chrome and Edge.</text:p>
      <text:p text:style-name="P4">At this point, I was also asked the following questions:</text:p>
      <text:p text:style-name="P5">What’s our Library ID to configure the registry key that<text:s/>determines the Organization?</text:p>
      <text:p text:style-name="P6">How do we test it? What’s expected behaviour?</text:p>
      <text:p text:style-name="P7">I sent him our instance ID provided by Third Iron and set up a meeting to answer his<text:s/>questions about what to expect when testing. This involved<text:s/>highlighting that Nomad only appears on certain journalistic sites and showing examples of what the page would look like if working properly. I followed this up by sending screenshots of what we discussed.</text:p>
      <text:p text:style-name="P8">About a month later, I was informed that the roll out was now live across the Trust, which was great news. However, the extension did not appear immediately on all computers, in some cases it<text:s/>took about<text:s/>10 days.<text:s/>On some computers the extension did not appear at all and when the IT professional investigated it, he found that the browser’s<text:s/>Policy setting was being overridden and he had to change the priorities to stop this happening.</text:p>
      <text:p text:style-name="P9">The IT professional also gave the following feedback about the process:</text:p>
      <text:p text:style-name="P10">‘Due to the complexities with trying to work out how it works (particularly with organisation codes), as well as trying to combine it in with all the other Chrome and Edge settings it took longer than I hoped as it was often one step forward and two back.</text:p>
      <text:p text:style-name="P11">From an IT perspective it would be useful to know where the Organisation code is ultimately stored and that way it could be more easily changed if multiple Organisation codes are used by the users, as from the instructions it only says about setting the one Org Code for everyone as a Policy setting, thus taking different codes out of the users control, it will always reset to the original code in the Policy if the user tries to change it.’</text:p>
      <text:p text:style-name="P12">Glitches aside, the Nomad<text:s/>extension<text:s/>is now running successfully on Trust computers<text:s/>and the Library Team is engaged in the ongoing work of bringing it to the attention of as many staff as possible.</text:p>
      <text:soft-page-break/>
      <text:p text:style-name="P13">When I embarked on this project, I had limited hope of success. As the process seemed complicated and<text:s/>relied<text:s/>on finding an IT Professional, who was prepared to put in the time and effort to make it work.<text:s/>Luckily, 2 IT professionals, who had helped me with library issues in the past, were happy to help and very engaged.<text:s/></text:p>
      <text:p text:style-name="P14">So, the key lessons learnt from this experience would be to find a champion within the IT department to sit down with and talk through what is needed and why. Provide your instance ID upfront and show them what they can expect the<text:s/>Libkey enabled<text:s/>page to look like, for testing purposes.</text:p>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radley Claire (RYG) C&amp;W PARTNERSHIP TRUST</meta:initial-creator>
    <dc:creator>Richard Bridgen</dc:creator>
    <meta:creation-date>2022-05-12T10:48:00Z</meta:creation-date>
    <dc:date>2022-05-12T10:48:00Z</dc:date>
    <meta:template xlink:href="Normal" xlink:type="simple"/>
    <meta:editing-cycles>2</meta:editing-cycles>
    <meta:editing-duration>PT60S</meta:editing-duration>
    <meta:user-defined meta:name="ContentTypeId">0x010100460370B48BBA144B9E44F1BB6CFC9339</meta:user-defined>
    <meta:document-statistic meta:page-count="2" meta:paragraph-count="6" meta:word-count="470" meta:character-count="3145" meta:row-count="22" meta:non-whitespace-character-count="2681"/>
  </office:meta>
</office:document-meta>
</file>